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0.25cm" fo:min-width="17.5cm" fo:padding-top="0.142cm" fo:padding-bottom="0.142cm" fo:padding-left="0.267cm" fo:padding-right="0.267cm"/>
    </style:style>
    <style:style style:name="gr2" style:family="graphic" style:parent-style-name="standard">
      <style:graphic-properties draw:fill-color="#00a933" draw:textarea-horizontal-align="justify" draw:textarea-vertical-align="middle" draw:auto-grow-height="false" fo:min-height="0cm" fo:min-width="1.25cm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1.5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37cm"/>
      <style:paragraph-properties style:writing-mode="lr-tb"/>
    </style:style>
    <style:style style:name="gr6" style:family="graphic" style:parent-style-name="standard">
      <style:graphic-properties svg:stroke-width="0.035cm" svg:stroke-color="#ff4000" draw:marker-start-width="0.252cm" draw:marker-end-width="0.252cm" draw:fill="none" draw:textarea-horizontal-align="justify" draw:textarea-vertical-align="middle" draw:auto-grow-height="false" fo:min-height="1.716cm" fo:min-width="1.466cm" fo:padding-top="0.142cm" fo:padding-bottom="0.142cm" fo:padding-left="0.267cm" fo:padding-right="0.267cm"/>
    </style:style>
    <style:style style:name="gr7" style:family="graphic" style:parent-style-name="standard">
      <style:graphic-properties draw:fill-color="#00a933" draw:textarea-horizontal-align="justify" draw:textarea-vertical-align="middle" draw:auto-grow-height="false" fo:min-height="0cm" fo:min-width="0.3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style:text-properties fo:font-size="10.5pt"/>
    </style:style>
    <style:style style:name="P4" style:family="paragraph">
      <loext:graphic-properties draw:fill="none" draw:fill-color="#ffffff"/>
      <style:text-properties fo:font-size="10.5pt"/>
    </style:style>
    <style:style style:name="P5" style:family="paragraph">
      <style:text-properties fo:font-size="13pt"/>
    </style:style>
    <style:style style:name="P6" style:family="paragraph">
      <loext:graphic-properties draw:fill="none" draw:fill-color="#ffffff"/>
      <style:text-properties fo:font-size="13pt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18cm" svg:height="10.5cm" svg:x="4.5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5cm" svg:x="4.5cm" svg:y="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0.5cm" svg:height="2cm" svg:x="4cm" svg:y="2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4" draw:layer="layout" svg:width="1.5cm" svg:height="0.662cm" svg:x="4.5cm" svg:y="1.338cm">
          <draw:text-box>
            <text:p text:style-name="P3">x = 0</text:p>
          </draw:text-box>
        </draw:frame>
        <draw:frame draw:style-name="gr4" draw:text-style-name="P4" draw:layer="layout" svg:width="1.5cm" svg:height="0.662cm" svg:x="2.5cm" svg:y="2.838cm">
          <draw:text-box>
            <text:p text:style-name="P3">y = 0</text:p>
          </draw:text-box>
        </draw:frame>
        <draw:frame draw:style-name="gr5" draw:text-style-name="P6" draw:layer="layout" svg:width="3.5cm" svg:height="0.787cm" svg:x="1.5cm" svg:y="0.713cm">
          <draw:text-box>
            <text:p text:style-name="P5">Img (x,y,h,w)</text:p>
          </draw:text-box>
        </draw:frame>
        <draw:frame draw:style-name="gr4" draw:text-style-name="P4" draw:layer="layout" svg:width="2cm" svg:height="0.662cm" svg:x="2cm" svg:y="7.838cm">
          <draw:text-box>
            <text:p text:style-name="P3">h = 720</text:p>
          </draw:text-box>
        </draw:frame>
        <draw:frame draw:style-name="gr4" draw:text-style-name="P4" draw:layer="layout" svg:width="2cm" svg:height="0.662cm" svg:x="12.5cm" svg:y="13.338cm">
          <draw:text-box>
            <text:p text:style-name="P3">w = 1280</text:p>
          </draw:text-box>
        </draw:frame>
        <draw:custom-shape draw:style-name="gr6" draw:text-style-name="P1" draw:layer="layout" svg:width="2cm" svg:height="2cm" svg:x="12.5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2.5cm" svg:y="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1cm" svg:height="0.5cm" draw:transform="rotate (-1.5707963267949) translate (12.5cm 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.5cm" svg:height="0.662cm" svg:x="12cm" svg:y="4.838cm">
          <draw:text-box>
            <text:p text:style-name="P3">x = 586</text:p>
          </draw:text-box>
        </draw:frame>
        <draw:frame draw:style-name="gr8" draw:text-style-name="P4" draw:layer="layout" svg:width="2cm" svg:height="0.662cm" svg:x="10.5cm" svg:y="6cm">
          <draw:text-box>
            <text:p text:style-name="P3">y = 93</text:p>
          </draw:text-box>
        </draw:frame>
        <draw:frame draw:style-name="gr5" draw:text-style-name="P6" draw:layer="layout" svg:width="3.5cm" svg:height="0.787cm" svg:x="8.5cm" svg:y="4.5cm">
          <draw:text-box>
            <text:p text:style-name="P5">face (x,y,h,w)</text:p>
          </draw:text-box>
        </draw:frame>
        <draw:frame draw:style-name="gr4" draw:text-style-name="P4" draw:layer="layout" svg:width="2cm" svg:height="0.662cm" svg:x="14.5cm" svg:y="6.5cm">
          <draw:text-box>
            <text:p text:style-name="P3">h = 114</text:p>
          </draw:text-box>
        </draw:frame>
        <draw:frame draw:style-name="gr4" draw:text-style-name="P4" draw:layer="layout" svg:width="2cm" svg:height="0.662cm" svg:x="12.5cm" svg:y="8cm">
          <draw:text-box>
            <text:p text:style-name="P3">w = 114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8T16:50:02.209893717</meta:creation-date>
    <dc:date>2021-04-08T17:08:51.428740009</dc:date>
    <meta:editing-duration>PT8M38S</meta:editing-duration>
    <meta:editing-cycles>1</meta:editing-cycles>
    <meta:document-statistic meta:object-count="39"/>
    <meta:generator>LibreOffice/7.0.3.1$Linux_X86_64 LibreOffice_project/00$Build-1</meta:generator>
  </office:meta>
</office:document-meta>
</file>